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style:font-size-asian="14pt" style:font-size-complex="14pt"/>
    </style:style>
    <style:style style:name="P2" style:family="paragraph" style:parent-style-name="Standard">
      <style:text-properties style:font-name="Calibri" fo:font-size="14pt" style:font-size-asian="14pt" style:font-size-complex="14pt"/>
    </style:style>
    <style:style style:name="T1" style:family="text">
      <style:text-properties style:font-name="Calibri"/>
    </style:style>
    <style:style style:name="T2" style:family="text">
      <style:text-properties style:font-name="Calibri" fo:font-size="14pt" style:font-size-asian="14pt" style:font-size-complex="14pt"/>
    </style:style>
    <style:style style:name="T3" style:family="text">
      <style:text-properties style:font-name="Calibri" fo:font-size="14pt" fo:font-weight="bold" style:font-size-asian="14pt" style:font-weight-asian="bold" style:font-size-complex="14pt" style:font-weight-complex="bold"/>
    </style:style>
    <style:style style:name="T4" style:family="text">
      <style:text-properties style:font-name="Calibri" fo:font-size="14pt" fo:font-weight="normal" style:font-size-asian="14pt" style:font-weight-asian="normal" style:font-size-complex="14pt" style:font-weight-complex="normal"/>
    </style:style>
    <style:style style:name="T5" style:family="text">
      <style:text-properties style:font-name="Calibri" fo:font-weight="normal" style:font-weight-asian="normal" style:font-weight-complex="normal"/>
    </style:style>
    <style:style style:name="T6" style:family="text">
      <style:text-properties style:font-name="Calibri" fo:font-size="13pt" fo:font-weight="normal" style:font-size-asian="13pt" style:font-weight-asian="normal" style:font-size-complex="13pt" style:font-weight-complex="normal"/>
    </style:style>
    <style:style style:name="T7" style:family="text">
      <style:text-properties style:font-name="Calibri" fo:font-size="13pt" style:font-size-asian="13pt" style:font-size-complex="13pt"/>
    </style:style>
    <style:style style:name="T8" style:family="text">
      <style:text-properties fo:font-size="14pt"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font-name="Calibri" fo:font-size="14pt" style:font-size-asian="14pt" style:font-size-complex="14pt"/>
    </style:style>
    <style:style style:name="T11" style:family="text">
      <style:text-properties fo:font-weight="normal" style:font-weight-asian="normal" style:font-weight-complex="normal"/>
    </style:style>
    <style:style style:name="T12" style:family="text">
      <style:text-properties fo:font-size="13pt" style:font-size-asian="13pt" style:font-size-complex="13pt"/>
    </style:style>
    <style:style style:name="T13" style:family="text">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Kern der Kreuzungsminimierung ist die Methode count_edge_crossings, welche die Anzahl aller Kantenkreuzungen im Graphen zählt. Da Graphen unabhängig der Knoten- und Kantenpositionen definiert sind, besitzt die LEDA Bibliothek keine Methode die dies automatisch berechnet. Entsprechend wurden dafür neue Methoden implementiert, die zuerst aus den Positionen aus dem zugehörigen Node Array alle Knoten als Punkte und alle Kanten als Segmente neu definiert. Segmente haben für diesen Schritt den Vorteil, dass LEDA bereits eine Methode zur Verfügung stellt, die zurück gibt ob sich zwei Segmente kreuzen. Da eine Segmentkreuzung auch dann besteht, wenn zwei Kanten sich am Ursprung/Ziel berühren, schließen wir diese Kreuzungen sofort aus, um eine korrekte Zählung zu gewährleisten. count_edge_crossings iteriert einmal über alle Kanten des Graphen und innerhalb dieser Schleife noch mal über alle Kanten des Graphen. Dabei nimmt sie für jedes Paar unterschiedlicher Kanten des Graphen die Koordinaten der Ursprünge und Die der Ziele aus dem Node Array der Positionen und generiert daraus zwei Segmente. Diese werden an eine Methode segments_intersect weiter gegeben, die oben genanten „Berührungsfall“ ausschließt und danach mit der von LEDA gegebenen Methode einen bool-Wert zurück gibt. Abhängig von diesem Wert wird die Anzahl der Kreuzungen inkrementiert. Zuletzt wird dieser Wert noch halbiert, da die Menge der geprüften Kantenpaare eine geordnete Menge ist und so jedes Kantenpaar doppelt überprüft und gezählt wird. Die Methode count_edge_crossings hat eine Laufzeit von <text:s/>o(n^2) und wir brauchen sie nach jeder Änderung am Positionen-Array. Für die Median- und Barycenter-Ansätze passiert das zwar nur einmal am Ende, bei Greedy allerdings für jede Tauschoperation. Entsprechend ist die Verwendung des Greedy Ansatzes für sehr große Graphen nicht zu empfehlen.</text:p>
      <text:p text:style-name="P1"/>
      <text:p text:style-name="Text_20_body"><text:span text:style-name="T2">Die Methode </text:span><text:span text:style-name="Source_20_Text"><text:span text:style-name="T2">greedy_crossing_reduction</text:span></text:span><text:span text:style-name="T2"> implementiert eine heuristische Strategie zur Reduktion von Kantenkreuzungen, indem die Positionen der Knoten in einzelnen Schichten des Graphen iterativ optimiert werden. Der Prozess beginnt mit der Festlegung einer Startkoordinate </text:span><text:span text:style-name="Source_20_Text"><text:span text:style-name="T2">yCoord = 50</text:span></text:span><text:span text:style-name="T2">, welche die erste Schicht des Graphen repräsentiert. Für jede Schicht werden alle Knoten mit der entsprechenden y-Koordinate in einer Liste gesammelt. Sind in der aktuellen Schicht keine Knoten mehr vorhanden, wird die Schleife abgebrochen. Die gesammelten Knoten werden anschließend nach ihren x-Koordinaten aufsteigend sortiert, um die Reihenfolge für mögliche Tauschoperationen festzulegen. Für jedes benachbarte Knotenpaar u und w, das einen Abstand von exakt 50 Einheiten in der x-Koordinate aufweist, wird geprüft, ob ein Tausch der Positionen die Anzahl der Kantenkreuzungen reduziert. Hierbei kommt die Methode </text:span><text:span text:style-name="Source_20_Text"><text:span text:style-name="T2">swap_and_check</text:span></text:span><text:span text:style-name="T2"> zum Einsatz, welche zunächst die Anzahl der aktuellen Kantenkreuzungen mit der Methode </text:span><text:span text:style-name="Source_20_Text"><text:span text:style-name="T2">count_edge_crossings</text:span></text:span><text:span text:style-name="T2"> berechnet. Anschließend tauscht die Methode die Positionen der beiden Knoten temporär und berechnet die Kantenkreuzungen erneut. Falls die Anzahl der Kreuzungen nicht reduziert wird, werden die Positionen der Knoten zurückgetauscht; andernfalls verbleiben sie in der neuen Anordnung. Damit besitzt </text:span><text:span text:style-name="Source_20_Text"><text:span text:style-name="T2">swap_and_check</text:span></text:span><text:span text:style-name="T2"> </text:span><text:soft-page-break/><text:span text:style-name="T2">eine Laufzeit von O(n^2), da sie durch zwei Aufrufe von </text:span><text:span text:style-name="Source_20_Text"><text:span text:style-name="T2">count_edge_crossings</text:span></text:span><text:span text:style-name="T2"> dominiert wird. Nach Abschluss der Überprüfung einer Schicht wird die y-Koordinate um 50 Einheiten erhöht, und der Prozess wird für die nächste Schicht wiederholt. Der Algorithmus endet, wenn keine weiteren Knoten in einer Schicht vorhanden sind. Da die Methode für jede Schicht potenziell alle benachbarten Knotenpaare überprüft und für jedes Paar </text:span><text:span text:style-name="Source_20_Text"><text:span text:style-name="T2">swap_and_check</text:span></text:span><text:span text:style-name="T2"> aufruft, ergibt sich die Laufzeit von </text:span><text:span text:style-name="Source_20_Text"><text:span text:style-name="T2">greedy_crossing_reduction</text:span></text:span><text:span text:style-name="T2"> als O(k⋅m^2), wobei k die Anzahl der Schichten und m die Anzahl der Kanten im Graphen ist. Dies macht die Methode insbesondere für sehr große Graphen mit vielen Knoten und Kanten ineffizient.</text:span></text:p>
      <text:p text:style-name="Standard"><text:span text:style-name="T2">Die Methode </text:span><text:span text:style-name="Source_20_Text"><text:span text:style-name="T2">calculate_barycenter</text:span></text:span><text:span text:style-name="T2"> berechnet den baryzentrischen Mittelpunkt der Nachbarknoten eines gegebenen Knotens </text:span><text:span text:style-name="Source_20_Text"><text:span text:style-name="T2">v</text:span></text:span><text:span text:style-name="T2"> im Graphen. Sie summiert zunächst die x-Koordinaten aller Zielknoten der ausgehenden Kanten von </text:span><text:span text:style-name="Source_20_Text"><text:span text:style-name="T2">v</text:span></text:span><text:span text:style-name="T2"> und speichert diese Summe in der Variable </text:span><text:span text:style-name="Source_20_Text"><text:span text:style-name="T2">barycenter_x</text:span></text:span><text:span text:style-name="T2">. Gleichzeitig zählt sie die Anzahl der betrachteten Kanten, gespeichert in der Variablen </text:span><text:span text:style-name="Source_20_Text"><text:span text:style-name="T2">degree</text:span></text:span><text:span text:style-name="T2">. Sollte </text:span><text:span text:style-name="Source_20_Text"><text:span text:style-name="T2">v</text:span></text:span><text:span text:style-name="T2"> keine ausgehenden Kanten haben, bleibt </text:span><text:span text:style-name="Source_20_Text"><text:span text:style-name="T2">degree</text:span></text:span><text:span text:style-name="T2"> gleich null, und der baryzentrische Mittelpunkt wird nicht verändert. Existieren jedoch ausgehende Kanten, wird die Summe der x-Koordinaten durch die Anzahl der betrachteten Knoten geteilt, um den Durchschnitt zu berechnen. Die Methode gibt den berechneten baryzentrischen Wert als </text:span><text:span text:style-name="Source_20_Text"><text:span text:style-name="T2">double</text:span></text:span><text:span text:style-name="T2"> zurück. Da der Aufwand für die Iteration über alle ausgehenden Kanten eines Knotens linear in der Anzahl der Kanten ist, besitzt </text:span><text:span text:style-name="Source_20_Text"><text:span text:style-name="T2">calculate_barycenter</text:span></text:span><text:span text:style-name="T2"> eine Laufzeit von O(d), wobei d den Grad des Knotens </text:span><text:span text:style-name="Source_20_Text"><text:span text:style-name="T2">v</text:span></text:span><text:span text:style-name="T2"> bezeichnet. Die Methode </text:span><text:span text:style-name="Source_20_Text"><text:span text:style-name="T2">barycenter_crossing_reduction</text:span></text:span><text:span text:style-name="T2"> nutzt den Barycenter-Ansatz zur Minimierung von Kantenkreuzungen in einem Graphen. Sie beginnt mit der Erstellung eines temporären Arrays </text:span><text:span text:style-name="Source_20_Text"><text:span text:style-name="T2">y_coords</text:span></text:span><text:span text:style-name="T2">, das die y-Koordinaten aller Knoten speichert. Anschließend wird die maximale y-Koordinate im Graphen ermittelt, um die höchste Schicht zu bestimmen. Die Methode iteriert danach über alle Schichten des Graphen in absteigender Reihenfolge, beginnend mit der höchsten Schicht. Für jede Schicht werden die Knoten gesammelt, deren y-Koordinate mit der aktuellen Schicht übereinstimmt. Diese Knoten werden basierend auf ihrem Barycenter-Wert sortiert, welcher für jeden Knoten mit der Methode </text:span><text:span text:style-name="Source_20_Text"><text:span text:style-name="T2">calculate_barycenter</text:span></text:span><text:span text:style-name="T2"> berechnet wird. Nach der Sortierung werden die Knoten in der Schicht neu positioniert: Jeder Knoten erhält eine neue x-Koordinate, die auf dem berechneten Barycenter basiert. Um Überlappungen zu vermeiden, wird sichergestellt, dass die neue x-Koordinate mindestens 50 Einheiten größer ist als die x-Koordinate des vorherigen Knotens. Die y-Koordinate der Knoten bleibt dabei unverändert. </text:span><text:span text:style-name="T4">Die Methode </text:span><text:span text:style-name="Source_20_Text"><text:span text:style-name="T4">barycenter_crossing_reduction</text:span></text:span><text:span text:style-name="T4"> iteriert über alle Schichten des Graphen, sortiert die Knoten einer Schicht nach ihrem Barycenter-Wert und berechnet anschließend neue Positionen. Im </text:span><text:span text:style-name="Strong_20_Emphasis"><text:span text:style-name="T4">Best-Case</text:span></text:span><text:span text:style-name="T4">, bei gleichmäßig verteilten Knoten mit wenigen Kanten, beträgt die Laufzeit O(N⋅log(N)), da das Sortieren dominiert. Im </text:span><text:span text:style-name="Strong_20_Emphasis"><text:span text:style-name="T4">Worst-Case</text:span></text:span><text:span text:style-name="T4">, wenn der Graph sehr dicht ist, erhöht sich die Laufzeit auf O(N^2), da </text:span><text:span text:style-name="Source_20_Text"><text:span text:style-name="T4">calculate_barycenter</text:span></text:span><text:span text:style-name="T4"> für alle Knotenpaare iterieren muss. </text:span></text:p>
      <text:p text:style-name="Standard"><text:span text:style-name="T4"/></text:p>
      <text:p text:style-name="Text_20_body"><text:soft-page-break/><text:span text:style-name="T4">Die Methode </text:span><text:span text:style-name="Source_20_Text"><text:span text:style-name="T4">calculate_median_x</text:span></text:span><text:span text:style-name="T4"> berechnet den Median der x-Koordinaten der Nachbarknoten eines gegebenen Knotens </text:span><text:span text:style-name="Source_20_Text"><text:span text:style-name="T4">v</text:span></text:span><text:span text:style-name="T4"> im Graphen. Dazu sammelt sie die x-Koordinaten aller Zielknoten der ausgehenden Kanten von </text:span><text:span text:style-name="Source_20_Text"><text:span text:style-name="T4">v</text:span></text:span><text:span text:style-name="T4"> in einer Liste, sortiert diese und ermittelt den Median. Ist die Anzahl der Nachbarn ungerade, wird der mittlere Wert ausgegeben; bei einer geraden Anzahl wird der Durchschnitt der beiden mittleren Werte berechnet. Die Laufzeit von </text:span><text:span text:style-name="Source_20_Text"><text:span text:style-name="T4">calculate_median_x</text:span></text:span><text:span text:style-name="T4"> beträgt O(d⋅log(d)), wobei d der Grad des Knotens ist, da die Methode die x-Koordinaten sortiert. </text:span><text:span text:style-name="T2">Die Methode </text:span><text:span text:style-name="Source_20_Text"><text:span text:style-name="T2">median_crossing_reduction</text:span></text:span><text:span text:style-name="T2"> reduziert Kantenkreuzungen durch iterative Neuordnung der Knoten in Schichten basierend auf dem Median der x-Koordinaten ihrer Nachbarknoten. Ähnlich wie bei der Methode </text:span><text:span text:style-name="Source_20_Text"><text:span text:style-name="T2">barycenter_crossing_reduction</text:span></text:span><text:span text:style-name="T2"> werden die Knoten für jede Schicht gesammelt, basierend auf ihrem Median sortiert und neu positioniert, wobei sichergestellt wird, dass keine Überlappungen entstehen. </text:span><text:span text:style-name="T4">Die Methode </text:span><text:span text:style-name="Source_20_Text"><text:span text:style-name="T4">median_crossing_reduction</text:span></text:span><text:span text:style-name="T4"> weist im </text:span><text:span text:style-name="Strong_20_Emphasis"><text:span text:style-name="T4">Best-Case</text:span></text:span><text:span text:style-name="T4"> eine Laufzeit von O(N⋅log(N)) auf, da die Sortierung der Knoten innerhalb der Schichten dominiert und nur wenige Kanten vorhanden sind. Im </text:span><text:span text:style-name="Strong_20_Emphasis"><text:span text:style-name="T4">Worst-Case</text:span></text:span><text:span text:style-name="T4">, wenn der Graph sehr dicht ist, steigt die Laufzeit auf O(N^2), da für jeden Knoten die Berechnung des Medians alle Nachbarknotenpaare betrachten muss. Die tatsächliche Laufzeit hängt somit stark von der Struktur des Graphen ab, insbesondere von der Anzahl der Kanten und der Verteilung der Knoten in den Schichten. Die Methode ist ähnlich effizient wie </text:span><text:span text:style-name="Source_20_Text"><text:span text:style-name="T4">barycenter_crossing_reduction</text:span></text:span><text:span text:style-name="T4"> und eignet sich besser für sparsame Graphen oder Szenarien, in denen Mediane besser die Struktur der Knotenverteilung berücksichtigen. </text:span></text:p>
      <text:p text:style-name="Text_20_body"><text:span text:style-name="T4">Die Methode </text:span><text:span text:style-name="Source_20_Text"><text:span text:style-name="T4">cross_reduction</text:span></text:span><text:span text:style-name="T4"> kombiniert die zuvor beschriebenen Ansätze zur Kreuzungsreduktion und wendet sie auf den gegebenen Graphen </text:span><text:span text:style-name="Source_20_Text"><text:span text:style-name="T4">G</text:span></text:span><text:span text:style-name="T4"> an. Zuerst wird für jede der drei Ansätze (Greedy, Barycenter und Median) die Position der Knoten in separaten Arrays kopiert und die jeweilige Reduktionsmethode aufgerufen. Danach wird die Anzahl der Kantenkreuzungen für jede der Positionen berechnet. Die Methode vergleicht dann die Anzahl der Kreuzungen und wählt die Knotenposition mit der geringsten Anzahl an Kreuzungen aus. Diese wird schließlich dem ursprünglichen Knotenpositions-Array zugewiesen. </text:span></text:p>
      <text:p text:style-name="Text_20_body"><text:span text:style-name="T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25T13:01:25.12</meta:creation-date>
    <dc:date>2025-01-06T09:13:28.09</dc:date>
    <meta:editing-duration>PT1H44S</meta:editing-duration>
    <meta:editing-cycles>4</meta:editing-cycles>
    <meta:generator>OpenOffice/4.1.13$Win32 OpenOffice.org_project/4113m1$Build-9810</meta:generator>
    <meta:document-statistic meta:table-count="0" meta:image-count="0" meta:object-count="0" meta:page-count="3" meta:paragraph-count="5" meta:word-count="1183" meta:character-count="8664"/>
  </office:meta>
</office:document-meta>
</file>